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91919"/>
    </style:style>
    <style:style style:name="gr1" style:family="graphic" style:parent-style-name="standard">
      <style:graphic-properties svg:stroke-width="0.159cm" svg:stroke-color="#009d1a" draw:marker-start-width="0.438cm" draw:marker-end-width="0.438cm" draw:fill-color="#2eec4d" draw:textarea-vertical-align="middle" fo:padding-top="0.204cm" fo:padding-bottom="0.204cm" fo:padding-left="0.329cm" fo:padding-right="0.329cm"/>
    </style:style>
    <style:style style:name="gr2" style:family="graphic" style:parent-style-name="standard">
      <style:graphic-properties svg:stroke-width="0.106cm" svg:stroke-color="#009d1a" draw:marker-start-width="0.359cm" draw:marker-end-width="0.359cm" draw:fill-color="#2eec4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draw:stroke="dash" draw:stroke-dash="Dot" svg:stroke-width="0.106cm" svg:stroke-color="#009d1a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dash" draw:stroke-dash="Dot" svg:stroke-width="0.106cm" svg:stroke-color="#c672cf" draw:marker-start-width="0.359cm" draw:marker-end-width="0.359cm" draw:fill="none" draw:textarea-horizontal-align="justify" draw:textarea-vertical-align="middle" draw:auto-grow-height="false" fo:min-height="9.752cm" fo:min-width="5.565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ot" svg:stroke-width="0.106cm" svg:stroke-color="#c672cf" draw:marker-start-width="0.359cm" draw:marker-end-width="0.359cm" draw:fill="none" draw:textarea-horizontal-align="justify" draw:textarea-vertical-align="middle" draw:auto-grow-height="false" fo:min-height="9.752cm" fo:min-width="2.118cm" fo:padding-top="0.178cm" fo:padding-bottom="0.178cm" fo:padding-left="0.303cm" fo:padding-right="0.303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406cm" fo:min-width="1.979cm"/>
    </style:style>
    <style:style style:name="gr7" style:family="graphic" style:parent-style-name="standard">
      <style:graphic-properties draw:stroke="dash" draw:stroke-dash="Dot" svg:stroke-width="0.106cm" svg:stroke-color="#c672cf" draw:marker-start-width="0.359cm" draw:marker-end-width="0.359cm" draw:fill="none" draw:textarea-horizontal-align="justify" draw:textarea-vertical-align="middle" draw:auto-grow-height="false" fo:min-height="1.711cm" fo:min-width="1.58cm" fo:padding-top="0.178cm" fo:padding-bottom="0.178cm" fo:padding-left="0.303cm" fo:padding-right="0.303cm"/>
    </style:style>
    <style:style style:name="gr8" style:family="graphic" style:parent-style-name="standard">
      <style:graphic-properties svg:stroke-color="#009d1a" draw:fill-color="#009d1a" draw:textarea-horizontal-align="justify" draw:textarea-vertical-align="middle" draw:auto-grow-height="false" fo:min-height="0.559cm" fo:min-width="0.309cm"/>
    </style:style>
    <style:style style:name="gr9" style:family="graphic" style:parent-style-name="standard">
      <style:graphic-properties draw:stroke="none" svg:stroke-color="#000000" draw:fill="none" draw:fill-color="#ffffff" fo:min-height="2.036cm"/>
      <style:paragraph-properties style:writing-mode="lr-tb"/>
    </style:style>
    <style:style style:name="P1" style:family="paragraph">
      <loext:graphic-properties draw:fill-color="#2eec4d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9d1a"/>
      <style:paragraph-properties fo:text-align="center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="none" draw:fill-color="#ffffff"/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5.211cm" svg:height="11.671cm" svg:x="3.402cm" svg:y="5.589cm" svg:viewBox="0 0 5212 11672" draw:points="4872,0 0,7265 5212,11672">
          <text:p/>
        </draw:polygon>
        <draw:polygon draw:style-name="gr2" draw:text-style-name="P1" draw:layer="layout" svg:width="6.004cm" svg:height="12.028cm" svg:x="8.274cm" svg:y="5.35cm" svg:viewBox="0 0 6005 12029" draw:points="340,12029 6005,6789 0,0">
          <text:p/>
        </draw:polygon>
        <draw:line draw:style-name="gr3" draw:text-style-name="P2" draw:layer="layout" svg:x1="3.175cm" svg:y1="12.734cm" svg:x2="14.165cm" svg:y2="12.258cm">
          <text:p/>
        </draw:line>
        <draw:polygon draw:style-name="gr2" draw:text-style-name="P1" draw:layer="layout" svg:width="6.004cm" svg:height="12.028cm" svg:x="20.284cm" svg:y="4.755cm" svg:viewBox="0 0 6005 12029" draw:points="340,12029 6005,6789 0,0">
          <text:p/>
        </draw:polygon>
        <draw:custom-shape draw:style-name="gr4" draw:text-style-name="P3" draw:layer="layout" svg:width="8.725cm" svg:height="14.292cm" svg:x="6.574cm" svg:y="4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852cm" svg:height="14.292cm" svg:x="18.471cm" svg:y="3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833cm" svg:height="1.31cm" svg:x="15.525cm" svg:y="10.5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olygon draw:style-name="gr2" draw:text-style-name="P1" draw:layer="layout" svg:width="0.339cm" svg:height="12.028cm" svg:x="21.25cm" svg:y="24.674cm" svg:viewBox="0 0 340 12029" draw:points="340,12029 113,6908 0,0">
          <text:p/>
        </draw:polygon>
        <draw:custom-shape draw:style-name="gr7" draw:text-style-name="P3" draw:layer="layout" svg:width="3.09cm" svg:height="2.921cm" svg:x="19.939cm" svg:y="23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833cm" svg:height="1.31cm" draw:transform="rotate (1.5707963267949) translate (20.574cm 21.843cm)">
          <text:p/>
          <draw:enhanced-geometry svg:viewBox="0 0 21600 21600" draw:text-areas="0 ?f0 ?f5 ?f2" draw:mirror-horizontal="true" draw:mirror-vertic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833cm" svg:height="1.31cm" draw:transform="rotate (0.545415391248228) translate (15.113cm 27.505cm)">
          <text:p/>
          <draw:enhanced-geometry svg:viewBox="0 0 21600 21600" draw:text-areas="0 ?f0 ?f5 ?f2" draw:mirror-vertical="true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5" draw:layer="layout" svg:width="1.143cm" svg:height="1.143cm" svg:x="11.049cm" svg:y="29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12.319cm" svg:height="2.286cm" svg:x="4.699cm" svg:y="1.397cm">
          <draw:text-box>
            <text:p text:style-name="P6"><text:span text:style-name="T1">3 - Simplex</text:span></text:p>
          </draw:text-box>
        </draw:frame>
        <draw:frame draw:style-name="gr9" draw:text-style-name="P7" draw:layer="layout" svg:width="12.319cm" svg:height="2.286cm" svg:x="16.891cm" svg:y="1.397cm">
          <draw:text-box>
            <text:p text:style-name="P6"><text:span text:style-name="T1">2 - Simplex</text:span></text:p>
          </draw:text-box>
        </draw:frame>
        <draw:frame draw:style-name="gr9" draw:text-style-name="P7" draw:layer="layout" svg:width="12.319cm" svg:height="2.286cm" svg:x="17.78cm" svg:y="37.719cm">
          <draw:text-box>
            <text:p text:style-name="P6"><text:span text:style-name="T1">1 - Simplex</text:span></text:p>
          </draw:text-box>
        </draw:frame>
        <draw:frame draw:style-name="gr9" draw:text-style-name="P7" draw:layer="layout" svg:width="12.319cm" svg:height="2.286cm" svg:x="6.35cm" svg:y="37.719cm">
          <draw:text-box>
            <text:p text:style-name="P6"><text:span text:style-name="T1">0 - Simplex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0.48cm" fo:page-height="40.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4T00:07:06.595039221</meta:creation-date>
    <dc:date>2025-03-07T23:22:56.853337273</dc:date>
    <meta:editing-duration>PT9H10M28S</meta:editing-duration>
    <meta:editing-cycles>29</meta:editing-cycles>
    <meta:generator>LibreOffice/6.4.7.2$Linux_X86_64 LibreOffice_project/40$Build-2</meta:generator>
    <meta:document-statistic meta:object-count="16"/>
  </office:meta>
</office:document-meta>
</file>